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2DEEDD5CA3E72AA0.jpg" manifest:media-type="image/jpeg"/>
  <manifest:file-entry manifest:full-path="Pictures/1000000000000200000002008AB09099665E5E44.jpg" manifest:media-type="image/jpeg"/>
  <manifest:file-entry manifest:full-path="Pictures/100000000000020000000200372281C9C939BE9C.jpg" manifest:media-type="image/jpeg"/>
  <manifest:file-entry manifest:full-path="Pictures/1000000000000200000002001F0AEC363897C225.jpg" manifest:media-type="image/jpeg"/>
  <manifest:file-entry manifest:full-path="Pictures/100000000000020000000200ADF1FAE50296F4F4.jpg" manifest:media-type="image/jpeg"/>
  <manifest:file-entry manifest:full-path="Pictures/10000000000002000000020035A2E11884FB3766.bmp" manifest:media-type="image/bmp"/>
  <manifest:file-entry manifest:full-path="Pictures/100000000000020000000200D7DE3E2E6071539A.jpg" manifest:media-type="image/jpeg"/>
  <manifest:file-entry manifest:full-path="Pictures/100000000000020000000200EB187D1E784721C9.jpg" manifest:media-type="image/jpeg"/>
  <manifest:file-entry manifest:full-path="Pictures/100000000000020000000200FFBAD2ABF699A4FC.jpg" manifest:media-type="image/jpeg"/>
  <manifest:file-entry manifest:full-path="Pictures/1000000000000200000002007440666A7F93ED84.jpg" manifest:media-type="image/jpeg"/>
  <manifest:file-entry manifest:full-path="Pictures/100000000000020000000200AD6BADC23F526270.jpg" manifest:media-type="image/jpeg"/>
  <manifest:file-entry manifest:full-path="Pictures/100000000000020000000200EFCB7EB4843E92C2.jpg" manifest:media-type="image/jpeg"/>
  <manifest:file-entry manifest:full-path="Pictures/100000000000020000000200D9B35EA3B385C1EE.jpg" manifest:media-type="image/jpeg"/>
  <manifest:file-entry manifest:full-path="Pictures/10000000000002000000020048216507057854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cm" svg:stroke-color="#000000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2cm" svg:stroke-color="#000000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1" fo:font-size="12pt" style:font-size-asian="18pt" style:font-size-complex="18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imes New Roman1" fo:font-size="12pt" style:font-size-asian="18pt" style:font-size-complex="18pt" style:font-weight-complex="normal"/>
    </style:style>
    <style:style style:name="T1" style:family="text">
      <style:text-properties style:font-name="Times New Roman1" fo:font-size="12pt" style:font-size-asian="18pt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3cm" svg:x="2cm" svg:y="2cm">
          <draw:image xlink:href="Pictures/1000000000000200000002002DEEDD5CA3E72AA0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2cm">
          <draw:image xlink:href="Pictures/100000000000020000000200AD6BADC23F526270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2cm">
          <draw:image xlink:href="Pictures/100000000000020000000200D9B35EA3B385C1EE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2cm" svg:y="6cm">
          <draw:image xlink:href="Pictures/100000000000020000000200372281C9C939BE9C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6cm">
          <draw:image xlink:href="Pictures/100000000000020000000200D7DE3E2E6071539A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6cm">
          <draw:image xlink:href="Pictures/1000000000000200000002001F0AEC363897C225.jpg" xlink:type="simple" xlink:show="embed" xlink:actuate="onLoad" draw:mime-type="image/jpeg">
            <text:p/>
          </draw:image>
        </draw:frame>
        <draw:frame draw:style-name="gr2" draw:text-style-name="P3" draw:layer="layout" svg:width="3.033cm" svg:height="0.721cm" svg:x="1.966cm" svg:y="4.979cm">
          <draw:text-box>
            <text:p text:style-name="P2"><text:span text:style-name="T1">g=25</text:span></text:p>
          </draw:text-box>
        </draw:frame>
        <draw:frame draw:style-name="gr2" draw:text-style-name="P3" draw:layer="layout" svg:width="3.033cm" svg:height="0.721cm" svg:x="5.167cm" svg:y="4.979cm">
          <draw:text-box>
            <text:p text:style-name="P2"><text:span text:style-name="T1">g=50</text:span></text:p>
          </draw:text-box>
        </draw:frame>
        <draw:frame draw:style-name="gr2" draw:text-style-name="P3" draw:layer="layout" svg:width="3.033cm" svg:height="0.721cm" svg:x="8.4cm" svg:y="4.979cm">
          <draw:text-box>
            <text:p text:style-name="P2"><text:span text:style-name="T1">g=100</text:span></text:p>
          </draw:text-box>
        </draw:frame>
        <draw:frame draw:style-name="gr2" draw:text-style-name="P3" draw:layer="layout" svg:width="3.033cm" svg:height="0.721cm" svg:x="1.966cm" svg:y="9.045cm">
          <draw:text-box>
            <text:p text:style-name="P2"><text:span text:style-name="T1">g=200</text:span></text:p>
          </draw:text-box>
        </draw:frame>
        <draw:frame draw:style-name="gr2" draw:text-style-name="P3" draw:layer="layout" svg:width="3.033cm" svg:height="0.721cm" svg:x="5.167cm" svg:y="9.045cm">
          <draw:text-box>
            <text:p text:style-name="P2"><text:span text:style-name="T1">g=300</text:span></text:p>
          </draw:text-box>
        </draw:frame>
        <draw:frame draw:style-name="gr2" draw:text-style-name="P3" draw:layer="layout" svg:width="3.033cm" svg:height="0.721cm" svg:x="8.4cm" svg:y="9.045cm">
          <draw:text-box>
            <text:p text:style-name="P2"><text:span text:style-name="T1">g=400</text:span></text:p>
          </draw:text-box>
        </draw:frame>
      </draw:page>
      <draw:page draw:name="page2" draw:style-name="dp1" draw:master-page-name="Default">
        <draw:frame draw:style-name="gr1" draw:text-style-name="P1" draw:layer="layout" svg:width="3cm" svg:height="3cm" svg:x="2cm" svg:y="2cm">
          <draw:image xlink:href="Pictures/100000000000020000000200ADF1FAE50296F4F4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2cm">
          <draw:image xlink:href="Pictures/1000000000000200000002008AB09099665E5E44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2cm">
          <draw:image xlink:href="Pictures/100000000000020000000200EB187D1E784721C9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2cm" svg:y="6cm">
          <draw:image xlink:href="Pictures/100000000000020000000200FFBAD2ABF699A4FC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6cm">
          <draw:image xlink:href="Pictures/1000000000000200000002007440666A7F93ED84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6cm">
          <draw:image xlink:href="Pictures/100000000000020000000200EFCB7EB4843E92C2.jpg" xlink:type="simple" xlink:show="embed" xlink:actuate="onLoad" draw:mime-type="image/jpeg">
            <text:p/>
          </draw:image>
        </draw:frame>
        <draw:frame draw:style-name="gr2" draw:text-style-name="P3" draw:layer="layout" svg:width="3.033cm" svg:height="0.721cm" svg:x="1.966cm" svg:y="4.979cm">
          <draw:text-box>
            <text:p text:style-name="P2"><text:span text:style-name="T1">g=25</text:span></text:p>
          </draw:text-box>
        </draw:frame>
        <draw:frame draw:style-name="gr2" draw:text-style-name="P3" draw:layer="layout" svg:width="3.033cm" svg:height="0.721cm" svg:x="5.167cm" svg:y="4.979cm">
          <draw:text-box>
            <text:p text:style-name="P2"><text:span text:style-name="T1">g=50</text:span></text:p>
          </draw:text-box>
        </draw:frame>
        <draw:frame draw:style-name="gr2" draw:text-style-name="P3" draw:layer="layout" svg:width="3.033cm" svg:height="0.721cm" svg:x="8.4cm" svg:y="4.979cm">
          <draw:text-box>
            <text:p text:style-name="P2"><text:span text:style-name="T1">g=100</text:span></text:p>
          </draw:text-box>
        </draw:frame>
        <draw:frame draw:style-name="gr2" draw:text-style-name="P3" draw:layer="layout" svg:width="3.033cm" svg:height="0.721cm" svg:x="1.966cm" svg:y="9.045cm">
          <draw:text-box>
            <text:p text:style-name="P2"><text:span text:style-name="T1">g=200</text:span></text:p>
          </draw:text-box>
        </draw:frame>
        <draw:frame draw:style-name="gr2" draw:text-style-name="P3" draw:layer="layout" svg:width="3.033cm" svg:height="0.721cm" svg:x="5.167cm" svg:y="9.045cm">
          <draw:text-box>
            <text:p text:style-name="P2"><text:span text:style-name="T1">g=300</text:span></text:p>
          </draw:text-box>
        </draw:frame>
        <draw:frame draw:style-name="gr2" draw:text-style-name="P3" draw:layer="layout" svg:width="3.033cm" svg:height="0.721cm" svg:x="8.4cm" svg:y="9.045cm">
          <draw:text-box>
            <text:p text:style-name="P2"><text:span text:style-name="T1">g=400</text:span></text:p>
          </draw:text-box>
        </draw:frame>
      </draw:page>
      <draw:page draw:name="page3" draw:style-name="dp1" draw:master-page-name="Default">
        <draw:frame draw:style-name="gr3" draw:text-style-name="P1" draw:layer="layout" svg:width="4.5cm" svg:height="4.5cm" svg:x="2cm" svg:y="2cm">
          <draw:image xlink:href="Pictures/100000000000020000000200482165070578542F.png" xlink:type="simple" xlink:show="embed" xlink:actuate="onLoad" draw:mime-type="image/png">
            <text:p/>
          </draw:image>
        </draw:frame>
        <draw:frame draw:style-name="gr3" draw:text-style-name="P1" draw:layer="layout" svg:width="4.5cm" svg:height="4.5cm" svg:x="6.7cm" svg:y="2cm">
          <draw:image xlink:href="Pictures/10000000000002000000020035A2E11884FB3766.bmp" xlink:type="simple" xlink:show="embed" xlink:actuate="onLoad" draw:mime-type="image/bmp">
            <text:p/>
          </draw:image>
        </draw:frame>
        <draw:frame draw:style-name="gr2" draw:text-style-name="P4" draw:layer="layout" svg:width="4.5cm" svg:height="0.721cm" svg:x="2.033cm" svg:y="6.533cm">
          <draw:text-box>
            <text:p text:style-name="P2"><text:span text:style-name="T1">(a)</text:span></text:p>
          </draw:text-box>
        </draw:frame>
        <draw:frame draw:style-name="gr2" draw:text-style-name="P4" draw:layer="layout" svg:width="4.5cm" svg:height="0.721cm" svg:x="6.7cm" svg:y="6.612cm">
          <draw:text-box>
            <text:p text:style-name="P2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6T21:54:54.620880345</meta:creation-date>
    <dc:date>2021-09-27T11:38:45.944621390</dc:date>
    <meta:editing-duration>PT13M46S</meta:editing-duration>
    <meta:editing-cycles>5</meta:editing-cycles>
    <meta:generator>LibreOffice/7.1.6.2.0$Linux_X86_64 LibreOffice_project/10$Build-2</meta:generator>
    <meta:document-statistic meta:object-count="28"/>
  </office:meta>
</office:document-meta>
</file>